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ac4" officeooo:paragraph-rsid="001bbac4"/>
    </style:style>
    <style:style style:name="P2" style:family="paragraph" style:parent-style-name="Standard">
      <style:text-properties officeooo:paragraph-rsid="001bbac4"/>
    </style:style>
    <style:style style:name="T1" style:family="text">
      <style:text-properties officeooo:rsid="001bbac4"/>
    </style:style>
    <style:style style:name="T2" style:family="text">
      <style:text-properties officeooo:rsid="001d80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vilke stoffer findes i luften og den procentvise fordeling?:</text:p>
      <text:p text:style-name="P1"><text:tab/>78% nitrogen(N2), 21 % oxygen, lidt under 1% argon, 0,1% består af over 200 forksellige luftarter(noget vand damp, noget Carbondioxide, og andre ædelgasser)</text:p>
      <text:p text:style-name="P1"/>
      <text:p text:style-name="P1">Kan man som bjergbestiger komme op på de højeste bjerge uden at medbringe luft i trykflasker, hvorfor/hvorfor ikke?</text:p>
      <text:p text:style-name="P2"><text:span text:style-name="T1"><text:tab/></text:span>På toppen af de højeste bjerge – i syv til otte kilometers højde – kan man kun overleve en dag. Bjergbestigere, der klatrer derop, må medbringe luft i trykflasker, eller klatre ned igen samme dag.</text:p>
      <text:p text:style-name="P2"/>
      <text:p text:style-name="P1">Hvad er et molekyle (evt. tegn det)?<text:line-break/>Et molekyle, er flere atomer sat sammen</text:p>
      <text:p text:style-name="P1"><text:line-break/>Hvordan giver man kunstigt åndedræt på hospitalerne, hvad bruger man kunstigt åndedræt til?<text:line-break/><text:span text:style-name="T2">Hvis en person ikke kan trække været ordenligt selv, giver man dem en maske på, med tilfører ilt, til patienten. Den søger for at patienten, få den rette mænge ilt, til hjernen også under operationer.</text:span></text:p>
      <text:p text:style-name="P1"><text:line-break/>Kan luften i klassen være årsag til, at elever gaber i skolen, hvorfor?</text:p>
      <text:p text:style-name="P1"/>
      <text:p text:style-name="P1"><text:tab/>Ja, når der ikke er meget ilt, gaber man for at få mere ilt. </text:p>
      <text:p text:style-name="P1">I mindre lokaler, hvor der er mange mennesker, og hvor der ikke luftes ud, vil indholdet af carbondioxid i luften stige. Vores udåndingsluft har nemlig et indhold af carbondioxid helt oppe på 4,5 %. Allerede når mængden af carbondioxid i luften kommer op på 0,5 %, bliver vi påvirket. Vi bliver trætte og begynder at g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9:15:38.737611068</meta:creation-date>
    <dc:date>2017-05-08T09:30:32.260073467</dc:date>
    <meta:editing-duration>PT4M43S</meta:editing-duration>
    <meta:editing-cycles>1</meta:editing-cycles>
    <meta:document-statistic meta:table-count="0" meta:image-count="0" meta:object-count="0" meta:page-count="1" meta:paragraph-count="9" meta:word-count="228" meta:character-count="1355" meta:non-whitespace-character-count="1128"/>
    <meta:generator>LibreOffice/5.1.6.2$Linux_X86_64 LibreOffice_project/10m0$Build-2</meta:generator>
  </office:meta>
</office:document-meta>
</file>